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officeooo:rsid="0003fc63" officeooo:paragraph-rsid="0003fc63" style:font-size-asian="16pt" style:font-size-complex="18.25pt"/>
    </style:style>
    <style:style style:name="P2" style:family="paragraph" style:parent-style-name="Text_20_body">
      <style:text-properties fo:font-size="18pt" officeooo:rsid="0003fc63" officeooo:paragraph-rsid="0003fc63" style:font-size-asian="18pt" style:font-size-complex="18pt"/>
    </style:style>
    <style:style style:name="P3" style:family="paragraph" style:parent-style-name="Text_20_body">
      <style:text-properties fo:font-size="16pt" officeooo:rsid="0003fc63" officeooo:paragraph-rsid="0003fc63" style:font-size-asian="16pt" style:font-size-complex="16pt"/>
    </style:style>
    <style:style style:name="P4" style:family="paragraph" style:parent-style-name="Text_20_body">
      <style:text-properties fo:font-size="16pt" fo:font-weight="bold" officeooo:rsid="0003fc63" officeooo:paragraph-rsid="0003fc63" style:font-size-asian="16pt" style:font-weight-asian="bold" style:font-size-complex="16pt" style:font-weight-complex="bold"/>
    </style:style>
    <style:style style:name="P5" style:family="paragraph" style:parent-style-name="Text_20_body">
      <style:text-properties fo:font-size="16pt" fo:font-weight="bold" officeooo:rsid="0003fc63" officeooo:paragraph-rsid="0003fc63" style:font-name-asian="微软雅黑" style:font-size-asian="16pt" style:font-weight-asian="bold" style:font-size-complex="16pt" style:font-weight-complex="bold"/>
    </style:style>
    <style:style style:name="P6" style:family="paragraph" style:parent-style-name="Heading_20_1">
      <style:text-properties fo:font-size="18.25pt" style:font-size-asian="16pt" style:font-size-complex="18.25pt"/>
    </style:style>
    <style:style style:name="P7" style:family="paragraph" style:parent-style-name="Table_20_Contents">
      <style:text-properties fo:font-size="18.25pt" officeooo:rsid="00058075" officeooo:paragraph-rsid="00058075" style:font-size-asian="16pt" style:font-size-complex="18.25pt"/>
    </style:style>
    <style:style style:name="P8" style:family="paragraph" style:parent-style-name="Table_20_Contents">
      <style:text-properties fo:font-size="16pt" officeooo:rsid="000770be" officeooo:paragraph-rsid="000770be" style:font-size-asian="16pt" style:font-size-complex="16pt"/>
    </style:style>
    <style:style style:name="T1" style:family="text">
      <style:text-properties style:font-name-asian="微软雅黑"/>
    </style:style>
    <style:style style:name="T2" style:family="text">
      <style:text-properties style:font-name-asian="微软雅黑" style:font-size-asian="22pt" style:font-weight-asian="bold"/>
    </style:style>
    <style:style style:name="T3" style:family="text">
      <style:text-properties style:font-name-asian="微软雅黑" style:font-weight-asian="bold"/>
    </style:style>
    <style:style style:name="T4" style:family="text">
      <style:text-properties fo:font-size="22pt" fo:font-weight="bold"/>
    </style:style>
    <style:style style:name="T5" style:family="text">
      <style:text-properties style:font-name="Tahoma"/>
    </style:style>
    <style:style style:name="T6" style:family="text">
      <style:text-properties style:font-name="Tahoma" fo:font-weight="bold"/>
    </style:style>
    <style:style style:name="T7" style:family="text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4">3.Jquery</text:span><text:span text:style-name="T2">对象</text:span></text:h>
      <text:p text:style-name="P1"><text:s text:c="2"/>jQuery 对象就是通过jQuery包装DOM对象后产生的对象。</text:p>
      <text:p text:style-name="P1"><text:s text:c="2"/>jQuery 对象是 jQuery 独有的. 如果一个对象是 jQuery 对象, 那么它就可以使用 jQuery 里的方法。</text:p>
      <text:p text:style-name="P1"><text:s text:c="2"/>虽然jQuery对象是包装DOM对象后产生的，但是jQuery无法使用DOM对象的任何方法，同理DOM对象也不能使用jQuery里的方法.乱使用会报错</text:p>
      <text:p text:style-name="P1"/>
      <text:p text:style-name="P2"><text:span text:style-name="T6">DOM</text:span><text:span text:style-name="T3">对象转成</text:span><text:span text:style-name="T6">jQuery</text:span><text:span text:style-name="T3">对象</text:span></text:p>
      <text:p text:style-name="P3"><text:span text:style-name="T1">对于已经是一个</text:span><text:span text:style-name="T5">DOM</text:span><text:span text:style-name="T1">对象，只需要用</text:span><text:span text:style-name="T5">$()</text:span><text:span text:style-name="T1">把</text:span><text:span text:style-name="T5">DOM</text:span><text:span text:style-name="T1">对象包装起来，就可以获得一个</text:span><text:span text:style-name="T5">jQuery</text:span><text:span text:style-name="T1">对象了。</text:span><text:span text:style-name="T5">$(DOM</text:span><text:span text:style-name="T1">对象</text:span><text:span text:style-name="T5">) 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7"><text:s/>var div1=document.getElementById("myinput");</text:p>
            <text:p text:style-name="P7"><text:tab/> //将dom对象转换成jquery对象</text:p>
            <text:p text:style-name="P7"><text:tab/> <text:span text:style-name="T7"><text:s/>var jdiv1=$(div1);</text:span></text:p>
          </table:table-cell>
        </table:table-row>
      </table:table>
      <text:p text:style-name="P1"/>
      <text:p text:style-name="P1"/>
      <text:p text:style-name="P4">JQuery<text:span text:style-name="T1">对象转换成</text:span><text:span text:style-name="T5">dom</text:span><text:span text:style-name="T1">对象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8"><text:s/>//将dom对象转换成jquery对象</text:p>
            <text:p text:style-name="P8"><text:tab/> <text:s/>var jdiv1=$(div1);</text:p>
            <text:p text:style-name="P8"><text:tab/>//把jquery对象转换成dom对象</text:p>
            <text:p text:style-name="P8"><text:tab/>alert(jdiv1[0].value);</text:p>
            <text:p text:style-name="P8"><text:tab/>alert(jdiv1.get(0).value);</text:p>
          </table:table-cell>
        </table:table-row>
      </table:table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45S</meta:editing-duration>
    <meta:editing-cycles>6</meta:editing-cycles>
    <meta:generator>LibreOffice/5.3.0.3$Windows_X86_64 LibreOffice_project/7074905676c47b82bbcfbea1aeefc84afe1c50e1</meta:generator>
    <dc:date>2018-03-31T22:32:49.865000000</dc:date>
    <meta:document-statistic meta:table-count="2" meta:image-count="0" meta:object-count="0" meta:page-count="1" meta:paragraph-count="15" meta:word-count="210" meta:character-count="473" meta:non-whitespace-character-count="440"/>
    <meta:user-defined meta:name="Info 1"/>
    <meta:user-defined meta:name="Info 2"/>
    <meta:user-defined meta:name="Info 3"/>
    <meta:user-defined meta:name="Info 4"/>
  </office:meta>
</office:document-meta>
</file>